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500000152D7423C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7244in" svg:y="0.6693in" svg:width="5.2035in" svg:height="7.772in" draw:z-index="0"><draw:image xlink:href="Pictures/100000000000009500000152D7423C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NA </meta:initial-creator>
    <meta:creation-date>2014-12-16T20:05:38</meta:creation-date>
    <dc:date>2014-12-16T20:09:15</dc:date>
    <dc:creator>DNA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